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134in"/>
    </style:style>
    <style:style style:name="co3" style:family="table-column">
      <style:table-column-properties fo:break-before="auto" style:column-width="3.5465in"/>
    </style:style>
    <style:style style:name="co4" style:family="table-column">
      <style:table-column-properties fo:break-before="auto" style:column-width="3.5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291in" fo:break-before="auto" style:use-optimal-row-height="true"/>
    </style:style>
    <style:style style:name="ro5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00bfff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start" fo:margin-left="0.139in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00b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3">
          <table:table-cell table:number-columns-repeated="9"/>
        </table:table-row>
        <table:table-row table:style-name="ro2">
          <table:table-cell table:number-columns-repeated="3"/>
          <table:table-cell table:style-name="ce2" office:value-type="string" calcext:value-type="string">
            <text:p>SL</text:p>
          </table:table-cell>
          <table:table-cell table:style-name="ce4" table:number-columns-repeated="2"/>
          <table:table-cell table:style-name="ce6" office:value-type="string" calcext:value-type="string">
            <text:p>AI Project for Beginner</text:p>
          </table:table-cell>
          <table:table-cell table:style-name="ce6" office:value-type="string" calcext:value-type="string">
            <text:p>Mid Level</text:p>
          </table:table-cell>
          <table:table-cell table:style-name="ce6" office:value-type="string" calcext:value-type="string">
            <text:p>Advanced level</text:p>
          </table:table-cell>
        </table:table-row>
        <table:table-row table:style-name="ro3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5" table:number-columns-repeated="2"/>
          <table:table-cell table:style-name="ce7" office:value-type="string" calcext:value-type="string">
            <text:p>Image classification using a deep learning model.</text:p>
          </table:table-cell>
          <table:table-cell table:style-name="ce7" office:value-type="string" calcext:value-type="string">
            <text:p>Image segmentation using deep learning models.</text:p>
          </table:table-cell>
          <table:table-cell table:style-name="ce7" office:value-type="string" calcext:value-type="string">
            <text:p>Generative models for video prediction or synthesis.</text:p>
          </table:table-cell>
        </table:table-row>
        <table:table-row table:style-name="ro4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5" table:number-columns-repeated="2"/>
          <table:table-cell table:style-name="ce7" office:value-type="string" calcext:value-type="string">
            <text:p>Speech recognition and synthesis with a neural network.</text:p>
          </table:table-cell>
          <table:table-cell table:style-name="ce7" office:value-type="string" calcext:value-type="string">
            <text:p>Face detection and recognition using computer vision.</text:p>
          </table:table-cell>
          <table:table-cell table:style-name="ce7" office:value-type="string" calcext:value-type="string">
            <text:p>Multi-modal fusion for visual question answering or image captioning.</text:p>
          </table:table-cell>
        </table:table-row>
        <table:table-row table:style-name="ro4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7" office:value-type="string" calcext:value-type="string">
            <text:p>Handwritten digit recognition with a convolution neural network.</text:p>
          </table:table-cell>
          <table:table-cell table:style-name="ce7" office:value-type="string" calcext:value-type="string">
            <text:p>Natural language processing for sentiment analysis or named entity recognition.</text:p>
          </table:table-cell>
          <table:table-cell table:style-name="ce7" office:value-type="string" calcext:value-type="string">
            <text:p>Transfer learning for large-scale image classification or object detection.</text:p>
          </table:table-cell>
        </table:table-row>
        <table:table-row table:style-name="ro4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7" office:value-type="string" calcext:value-type="string">
            <text:p>Generating text with a recurrent neural network.</text:p>
          </table:table-cell>
          <table:table-cell table:style-name="ce7" office:value-type="string" calcext:value-type="string">
            <text:p>Time series analysis for predictive maintenance.</text:p>
          </table:table-cell>
          <table:table-cell table:style-name="ce7" office:value-type="string" calcext:value-type="string">
            <text:p>Graph neural networks for recommendation or node classification.</text:p>
          </table:table-cell>
        </table:table-row>
        <table:table-row table:style-name="ro5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7" office:value-type="string" calcext:value-type="string">
            <text:p>Chatbot using a rule-based system or a machine learning model.</text:p>
          </table:table-cell>
          <table:table-cell table:style-name="ce7" office:value-type="string" calcext:value-type="string">
            <text:p>Chatbot using a deep learning model such as transformer.</text:p>
          </table:table-cell>
          <table:table-cell table:style-name="ce7" office:value-type="string" calcext:value-type="string">
            <text:p>Adversarial attacks and defenses for deep learning models.</text:p>
          </table:table-cell>
        </table:table-row>
        <table:table-row table:style-name="ro4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7" office:value-type="string" calcext:value-type="string">
            <text:p>Stock price prediction using a time series analysis.</text:p>
          </table:table-cell>
          <table:table-cell table:style-name="ce7" office:value-type="string" calcext:value-type="string">
            <text:p>Reinforcement learning for game playing or decision making.</text:p>
          </table:table-cell>
          <table:table-cell table:style-name="ce7" office:value-type="string" calcext:value-type="string">
            <text:p>Reinforcement learning for robotics or autonomous systems.</text:p>
          </table:table-cell>
        </table:table-row>
        <table:table-row table:style-name="ro4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style-name="ce7" office:value-type="string" calcext:value-type="string">
            <text:p>Fraud detection using a machine learning algorithm.</text:p>
          </table:table-cell>
          <table:table-cell table:style-name="ce7" office:value-type="string" calcext:value-type="string">
            <text:p>Generative adversarial networks (GANs) for image synthesis or style transfer.</text:p>
          </table:table-cell>
          <table:table-cell table:style-name="ce7" office:value-type="string" calcext:value-type="string">
            <text:p>Generative models for music composition or speech synthesis.</text:p>
          </table:table-cell>
        </table:table-row>
        <table:table-row table:style-name="ro4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5" table:number-columns-repeated="2"/>
          <table:table-cell table:style-name="ce7" office:value-type="string" calcext:value-type="string">
            <text:p>Recommendation system using a collaborative filtering method.</text:p>
          </table:table-cell>
          <table:table-cell table:style-name="ce7" office:value-type="string" calcext:value-type="string">
            <text:p>Text-to-speech synthesis using deep learning models.</text:p>
          </table:table-cell>
          <table:table-cell table:style-name="ce7" office:value-type="string" calcext:value-type="string">
            <text:p>Attention mechanisms for machine translation or image captioning.</text:p>
          </table:table-cell>
        </table:table-row>
        <table:table-row table:style-name="ro4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5" table:number-columns-repeated="2"/>
          <table:table-cell table:style-name="ce7" office:value-type="string" calcext:value-type="string">
            <text:p>Object detection in images or videos using a deep learning model.</text:p>
          </table:table-cell>
          <table:table-cell table:style-name="ce7" office:value-type="string" calcext:value-type="string">
            <text:p>Multi-object tracking in videos using computer vision techniques.</text:p>
          </table:table-cell>
          <table:table-cell table:style-name="ce7" office:value-type="string" calcext:value-type="string">
            <text:p>Meta-learning for few-shot learning or continual learning.</text:p>
          </table:table-cell>
        </table:table-row>
        <table:table-row table:style-name="ro4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5" table:number-columns-repeated="2"/>
          <table:table-cell table:style-name="ce7" office:value-type="string" calcext:value-type="string">
            <text:p>Sentiment analysis on social media data using a machine learning model.</text:p>
          </table:table-cell>
          <table:table-cell table:style-name="ce7" office:value-type="string" calcext:value-type="string">
            <text:p>Recommendation system using deep learning techniques such as matrix factorization.</text:p>
          </table:table-cell>
          <table:table-cell table:style-name="ce7" office:value-type="string" calcext:value-type="string">
            <text:p>Explain ability and interpret ability of deep learning models for ethical AI applications.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6:11:25.875821996</meta:creation-date>
    <dc:date>2023-02-01T16:15:55.446555639</dc:date>
    <meta:editing-duration>PT4M29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